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Explanation of Faith (11:1-3, 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Explanation of Faith (11:1-3, 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ts nature (1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ts nature (11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"It is the confident assurance that what we hope for is going to happen" (11:1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"It is the evidence of things we cannot yet see" (11:1b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Explanation of Faith (11:1-3, 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ts nature (11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ts necessity (11:3, 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Its necessity (11:3, 6)<text:s text:c="1"/></text:span><text:span text:style-name="a534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ith it people in the Old Testament were approved by God (11:2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ith it we are able to believe the power of God (11: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ithout it we are unable to please the person of God (11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Explanation of Faith (11:1-3, 6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Its nature (1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s necessity (11:3, 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AMPLES OF FAITH (11:4-5, 7-4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-title-Title-Slide" presentation:presentation-page-layout-name="Master1-PPL1" draw:id="Slide-262">
        <draw:frame draw:id="id102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THE EXAMPLES OF FAITH (11:4-5, 7-40)<text:s text:c="1"/></text:span><text:span text:style-name="a570" text:class-names=""/></text:p>
          </draw:text-box>
          <svg:title/>
          <svg:desc/>
        </draw:frame>
        <draw:frame draw:id="id103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ho they were (11:4a, 5a, 7a, 8a-11a, 12, 17-18, 20a, 21a, 22a, 23a, 24, 27a, 28a, 31a, 32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8" draw:style-name="a578" draw:master-page-name="Master1-Layout13-twoColTx-Title-and-2-Column-Text" presentation:presentation-page-layout-name="Master1-PPL13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ho they were (11:4a, 5a, 7a, 8a-11a, 12, 17-18, 20a, 21a, 22a, 23a, 24, 27a, 28a, 31a, 32):<text:s text:c="1"/></text:span><text:span text:style-name="a580" text:class-names=""/></text:p>
          </draw:text-box>
          <svg:title/>
          <svg:desc/>
        </draw:frame>
        <draw:frame draw:id="id105" presentation:style-name="a613" draw:name="Text Placeholder 2" svg:x="1.38021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Abel (11: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Enoch (11:5a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Noah (11:7a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Abraham (11:8a, 9, 12, 17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Sarah (11:11a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saac (11:20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acob (11:21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Joseph (11:22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Moses' parents (11:23a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106" presentation:style-name="a647" draw:name="Text Placeholder 3" svg:x="6.16319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Moses (11:24, 27a, 28a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eople of Israel (11:29a, 30a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ahab (11:31a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ideon (11:32a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Barak (11:3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amson (11:32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Jephthah (11:32d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David (11:32e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Samuel (11:32f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All the prophets (11:32g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9" draw:style-name="a648" draw:master-page-name="Master1-Layout12-tx-Title-and-Text" presentation:presentation-page-layout-name="Master1-PPL12" draw:id="Slide-264">
        <draw:frame draw:id="id107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EXAMPLES OF FAITH (11:4-5, 7-40)<text:s text:c="1"/></text:span><text:span text:style-name="a650" text:class-names=""/></text:p>
          </draw:text-box>
          <svg:title/>
          <svg:desc/>
        </draw:frame>
        <draw:frame draw:id="id108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Who they were (11:4a, 5a, 7a, 8a-11a, 12, 17-18, 20a, 21a, 22a, 23a, 24, 27a, 28a, 31a, 3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hat they did (11:4b, 5b, 7b, 8b, 11b, 19, 20b, 21b, 22b, 23b, 25, 27b, 28b-30, 31b, 33-35a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0" draw:style-name="a663" draw:master-page-name="Master1-Layout13-twoColTx-Title-and-2-Column-Text" presentation:presentation-page-layout-name="Master1-PPL13" draw:id="Slide-265">
        <draw:frame draw:id="id109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What they did (11:4b, 5b, 7b, 8b, 11b, 19, 20b, 21b, 22b, 23b, 25, 27b, 28b-30, 31b, 33-35a)<text:s text:c="1"/></text:span><text:span text:style-name="a665" text:class-names=""/></text:p>
          </draw:text-box>
          <svg:title/>
          <svg:desc/>
        </draw:frame>
        <draw:frame draw:id="id110" presentation:style-name="a695" draw:name="Text Placeholder 2" svg:x="1.38021in" svg:y="2in" svg:width="4.61632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bel gave the Lord an acceptable offering (11:4b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noch left the earth without dying (11:5b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Noah survived the great Flood (11:7b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Abraham inherited a land (11:8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arah bore a son through a barren womb and began a nation (11:11b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Abraham believed that God could raise the dead (11:19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saac and Jacob both predicted the future (11:20b, 21b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Joseph anticipated the Exodus long before it happened (11:22b)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  <draw:frame draw:id="id111" presentation:style-name="a723" draw:name="Text Placeholder 3" svg:x="6.16319in" svg:y="2in" svg:width="4.61632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Moses' parents defied the king of Egypt (11:23b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Moses forsook the pleasures of sin (11:25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Moses left the land of Egypt and was not afraid of the king (11:27b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eople of Israel kept the Passover (11:28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eople of Israel crossed the Red Sea (11:29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eople of Israel shouted down a city (11:30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Rahab protected some Hebrew spies (11:31b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prophets and judges subdued kingdoms, shut the mouths of lions, quenched flames, escaped the sword, exchanged weakness for strength, put enemy armies to flight, and a few even raised the dead (11:33-35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1" draw:style-name="a724" draw:master-page-name="Master1-Layout12-tx-Title-and-Text" presentation:presentation-page-layout-name="Master1-PPL12" draw:id="Slide-266">
        <draw:frame draw:id="id112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EXAMPLES OF FAITH (11:4-5, 7-40)<text:s text:c="1"/></text:span><text:span text:style-name="a726" text:class-names=""/></text:p>
          </draw:text-box>
          <svg:title/>
          <svg:desc/>
        </draw:frame>
        <draw:frame draw:id="id113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Who they were (11:4a, 5a, 7a, 8a-11a, 12, 17-18, 20a, 21a, 22a, 23a, 24, 27a, 28a, 31a, 32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What they did (11:4b, 5b, 7b, 8b, 11b, 19, 20b, 21b, 22b, 23b, 25, 27b, 28b-30, 31b, 33-35a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What they endured (11:35b-38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2" draw:style-name="a742" draw:master-page-name="Master1-Layout13-twoColTx-Title-and-2-Column-Text" presentation:presentation-page-layout-name="Master1-PPL13" draw:id="Slide-267">
        <draw:frame draw:id="id11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What they endured (11:35b-38)<text:s text:c="1"/></text:span><text:span text:style-name="a744" text:class-names=""/></text:p>
          </draw:text-box>
          <svg:title/>
          <svg:desc/>
        </draw:frame>
        <draw:frame draw:id="id115" presentation:style-name="a762" draw:name="Text Placeholder 2" svg:x="1.38021in" svg:y="2in" svg:width="4.61632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errible torture (11:35b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Ridicule (11:36a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Cruel flogging (11:36b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Imprisonment (11:36c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1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Stoning (11:37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Being sawn in two (11:37b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Death by the sword (11:37c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Extreme poverty (11:37d-38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3" draw:style-name="a779" draw:master-page-name="Master1-Layout12-tx-Title-and-Text" presentation:presentation-page-layout-name="Master1-PPL12" draw:id="Slide-268">
        <draw:frame draw:id="id11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EXAMPLES OF FAITH (11:4-5, 7-40)<text:s text:c="1"/></text:span><text:span text:style-name="a781" text:class-names=""/></text:p>
          </draw:text-box>
          <svg:title/>
          <svg:desc/>
        </draw:frame>
        <draw:frame draw:id="id118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Who they were (11:4a, 5a, 7a, 8a-11a, 12, 17-18, 20a, 21a, 22a, 23a, 24, 27a, 28a, 31a, 3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What they did (11:4b, 5b, 7b, 8b, 11b, 19, 20b, 21b, 22b, 23b, 25, 27b, 28b-30, 31b, 33-35a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What they endured (11:35b-38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Why they endured (11:10, 13-15, 16b, 26, 35c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4" draw:style-name="a800" draw:master-page-name="Master1-Layout12-tx-Title-and-Text" presentation:presentation-page-layout-name="Master1-PPL12" draw:id="Slide-269">
        <draw:frame draw:id="id11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Why they endured (11:10, 13-15, 16b, 26, 35c)<text:s text:c="1"/></text:span><text:span text:style-name="a802" text:class-names=""/></text:p>
          </draw:text-box>
          <svg:title/>
          <svg:desc/>
        </draw:frame>
        <draw:frame draw:id="id12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y saw the invisible City of God (11:10, 13-15, 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y believed that suffering for the sake of Christ was better than having all the riches of this world (11:26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y looked forward to their own resurrection (11:35c).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5" draw:style-name="a818" draw:master-page-name="Master1-Layout12-tx-Title-and-Text" presentation:presentation-page-layout-name="Master1-PPL12" draw:id="Slide-270">
        <draw:frame draw:id="id12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 EXAMPLES OF FAITH (11:4-5, 7-40)<text:s text:c="1"/></text:span><text:span text:style-name="a820" text:class-names=""/></text:p>
          </draw:text-box>
          <svg:title/>
          <svg:desc/>
        </draw:frame>
        <draw:frame draw:id="id122" presentation:style-name="a841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Who they were (11:4a, 5a, 7a, 8a-11a, 12, 17-18, 20a, 21a, 22a, 23a, 24, 27a, 28a, 31a, 32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they did (11:4b, 5b, 7b, 8b, 11b, 19, 20b, 21b, 22b, 23b, 25, 27b, 28b-30, 31b, 33-35a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What they endured (11:35b-38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Why they endured (11:10, 13-15, 16b, 26, 35c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What they received (11:16a, 39-40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16" draw:style-name="a842" draw:master-page-name="Master1-Layout12-tx-Title-and-Text" presentation:presentation-page-layout-name="Master1-PPL12" draw:id="Slide-271">
        <draw:frame draw:id="id123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What they received (11:16a, 39-40)<text:s text:c="1"/></text:span><text:span text:style-name="a844" text:class-names=""/></text:p>
          </draw:text-box>
          <svg:title/>
          <svg:desc/>
        </draw:frame>
        <draw:frame draw:id="id124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In the past (11:16a, 39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In the future (11:40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17" draw:style-name="a857" draw:master-page-name="Master1-Layout12-tx-Title-and-Text" presentation:presentation-page-layout-name="Master1-PPL12" draw:id="Slide-272">
        <draw:frame draw:id="id125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EXAMPLES OF FAITH (11:4-5, 7-40)<text:s text:c="1"/></text:span><text:span text:style-name="a859" text:class-names=""/></text:p>
          </draw:text-box>
          <svg:title/>
          <svg:desc/>
        </draw:frame>
        <draw:frame draw:id="id126" presentation:style-name="a880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Who they were (11:4a, 5a, 7a, 8a-11a, 12, 17-18, 20a, 21a, 22a, 23a, 24, 27a, 28a, 31a, 3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What they did (11:4b, 5b, 7b, 8b, 11b, 19, 20b, 21b, 22b, 23b, 25, 27b, 28b-30, 31b, 33-35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What they endured (11:35b-38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Why they endured (11:10, 13-15, 16b, 26, 35c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What they received (11:16a, 39-4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18" draw:style-name="a881" draw:master-page-name="Master1-Layout12-tx-Title-and-Text" presentation:presentation-page-layout-name="Master1-PPL12" draw:id="Slide-273">
        <draw:frame draw:id="id127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The Explanation of Faith (11:1-3, 6)<text:s text:c="1"/></text:span><text:span text:style-name="a883" text:class-names=""/></text:p>
          </draw:text-box>
          <svg:title/>
          <svg:desc/>
        </draw:frame>
        <draw:frame draw:id="id128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Its nature (11:1-2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Its necessity (11:3, 6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EXAMPLES OF FAITH (11:4-5, 7-40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19" draw:style-name="a899" draw:master-page-name="Master1-Layout1-title-Title-Slide" presentation:presentation-page-layout-name="Master1-PPL1" draw:id="Slide-274">
        <draw:frame draw:id="id129" presentation:style-name="a903" draw:name="Title 1" svg:x="1.38in" svg:y="0.83in" svg:width="10.3in" svg:height="4.42in" presentation:class="title" presentation:placeholder="false">
          <draw:text-box>
            <text:p text:style-name="a902" text:class-names="" text:cond-style-name=""><text:span text:style-name="a900" text:class-names="">Hebrews 11<text:s text:c="1"/></text:span><text:span text:style-name="a901" text:class-names=""/></text:p>
          </draw:text-box>
          <svg:title/>
          <svg:desc/>
        </draw:frame>
        <draw:frame draw:id="id130" presentation:style-name="a908" draw:name="Subtitle 2" svg:x="1.38in" svg:y="5.25in" svg:width="10.3in" svg:height="1.85in" presentation:class="subtitle" presentation:placeholder="false">
          <draw:text-box>
            <text:p text:style-name="a905" text:class-names="" text:cond-style-name=""><text:span text:style-name="a904" text:class-names="">The Explanation of Faith (11:1-3, 6)<text:s text:c="1"/></text:span></text:p>
            <text:p text:style-name="a907" text:class-names="" text:cond-style-name=""><text:span text:style-name="a9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1 </dc:title>
    <meta:initial-creator>David STRICKLAND</meta:initial-creator>
    <dc:creator>David STRICKLAND</dc:creator>
    <meta:creation-date>2020-02-24T10:52:47Z</meta:creation-date>
    <dc:date>2020-02-24T10:52:47Z</dc:date>
    <meta:template xlink:href="BibleStudy" xlink:type="simple"/>
    <meta:editing-cycles>1</meta:editing-cycles>
    <meta:editing-duration>PT0S</meta:editing-duration>
    <meta:document-statistic meta:paragraph-count="103" meta:word-count="1302"/>
  </office:meta>
</office:document-meta>
</file>